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65000000ECEF60FB7DA0C63432.png" manifest:media-type="image/png"/>
  <manifest:file-entry manifest:full-path="Pictures/10000001000004C900000125E24885C571BAF7A2.png" manifest:media-type="image/png"/>
  <manifest:file-entry manifest:full-path="Pictures/100000010000038500000075A92358A93D2E11E5.png" manifest:media-type="image/png"/>
  <manifest:file-entry manifest:full-path="Pictures/100000010000030D0000012CA041E64BF48D557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x="0cm" svg:y="0.116cm" svg:width="17cm" svg:height="6.53cm" draw:z-index="0"><draw:image xlink:href="Pictures/100000010000030D0000012CA041E64BF48D5577.png" xlink:type="simple" xlink:show="embed" xlink:actuate="onLoad" draw:mime-type="image/png"/></draw:frame></text:p>
      <text:p text:style-name="Standard"><draw:frame draw:style-name="fr2" draw:name="Image2" text:anchor-type="char" svg:x="0cm" svg:y="0.064cm" svg:width="17cm" svg:height="2.207cm" draw:z-index="1"><draw:image xlink:href="Pictures/100000010000038500000075A92358A93D2E11E5.png" xlink:type="simple" xlink:show="embed" xlink:actuate="onLoad" draw:mime-type="image/png"/></draw:frame></text:p>
      <text:p text:style-name="Standard"><draw:frame draw:style-name="fr2" draw:name="Image3" text:anchor-type="char" svg:x="0cm" svg:y="0.116cm" svg:width="17cm" svg:height="4.066cm" draw:z-index="2"><draw:image xlink:href="Pictures/10000001000004C900000125E24885C571BAF7A2.png" xlink:type="simple" xlink:show="embed" xlink:actuate="onLoad" draw:mime-type="image/png"/></draw:frame></text:p>
      <text:p text:style-name="Standard"><draw:frame draw:style-name="fr1" draw:name="Image4" text:anchor-type="char" svg:width="17cm" svg:height="4.616cm" draw:z-index="3"><draw:image xlink:href="Pictures/1000000100000365000000ECEF60FB7DA0C6343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1T15:31:29.334013355</meta:creation-date>
    <dc:date>2024-05-21T15:34:18.658446453</dc:date>
    <meta:editing-duration>PT2M49S</meta:editing-duration>
    <meta:editing-cycles>1</meta:editing-cycles>
    <meta:document-statistic meta:table-count="0" meta:image-count="4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